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g>
          <draw:polygon draw:style-name="gr1" draw:text-style-name="P1" draw:layer="layout" svg:width="0.257cm" svg:height="0.257cm" svg:x="5.679cm" svg:y="10.80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5.679cm" svg:y="10.80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45cm" svg:y="11.2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45cm" svg:y="11.2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93cm" svg:y="11.0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93cm" svg:y="11.0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5.262cm" svg:y="10.4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5.262cm" svg:y="10.4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096cm" svg:y="10.68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096cm" svg:y="10.68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7.347cm" svg:y="9.98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7.347cm" svg:y="9.98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11cm" svg:y="11.1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11cm" svg:y="11.1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177cm" svg:y="12.42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177cm" svg:y="12.42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513cm" svg:y="9.6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513cm" svg:y="9.6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28cm" svg:y="12.18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28cm" svg:y="12.18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3.594cm" svg:y="11.817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3.594cm" svg:y="11.817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2.622cm" svg:y1="12.664cm" svg:x2="2.622cm" svg:y2="9.246cm">
            <text:p/>
          </draw:line>
          <draw:line draw:style-name="gr4" draw:text-style-name="P1" draw:layer="layout" svg:x1="2.622cm" svg:y1="12.664cm" svg:x2="2.479cm" svg:y2="12.664cm">
            <text:p/>
          </draw:line>
          <draw:line draw:style-name="gr4" draw:text-style-name="P1" draw:layer="layout" svg:x1="2.622cm" svg:y1="11.81cm" svg:x2="2.479cm" svg:y2="11.81cm">
            <text:p/>
          </draw:line>
          <draw:line draw:style-name="gr4" draw:text-style-name="P1" draw:layer="layout" svg:x1="2.622cm" svg:y1="10.955cm" svg:x2="2.479cm" svg:y2="10.955cm">
            <text:p/>
          </draw:line>
          <draw:line draw:style-name="gr4" draw:text-style-name="P1" draw:layer="layout" svg:x1="2.622cm" svg:y1="10.101cm" svg:x2="2.479cm" svg:y2="10.101cm">
            <text:p/>
          </draw:line>
          <draw:line draw:style-name="gr4" draw:text-style-name="P1" draw:layer="layout" svg:x1="2.622cm" svg:y1="9.246cm" svg:x2="2.479cm" svg:y2="9.246cm">
            <text:p/>
          </draw:line>
          <draw:polygon draw:style-name="gr5" draw:text-style-name="P1" draw:layer="layout" svg:width="7.205cm" svg:height="4.614cm" svg:x="2.622cm" svg:y="8.648cm" svg:viewBox="0 0 7206 4615" draw:points="0,4615 0,0 7206,0 7206,4615">
            <text:p/>
          </draw:polygon>
          <draw:line draw:style-name="gr6" draw:text-style-name="P1" draw:layer="layout" svg:x1="2.622cm" svg:y1="12.587cm" svg:x2="9.828cm" svg:y2="8.895cm">
            <text:p/>
          </draw:line>
          <draw:polygon draw:style-name="gr7" draw:text-style-name="P1" draw:layer="layout" svg:width="0.257cm" svg:height="0.257cm" svg:x="13.277cm" svg:y="10.33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3.277cm" svg:y="10.33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0.7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0.7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28cm" svg:y="10.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28cm" svg:y="10.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86cm" svg:y="10.49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86cm" svg:y="10.49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3.694cm" svg:y="10.28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3.694cm" svg:y="10.28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945cm" svg:y="10.78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945cm" svg:y="10.78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09cm" svg:y="11.62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09cm" svg:y="11.62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775cm" svg:y="12.9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775cm" svg:y="12.9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111cm" svg:y="10.34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111cm" svg:y="10.34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26cm" svg:y="11.1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26cm" svg:y="11.1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192cm" svg:y="12.21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192cm" svg:y="12.21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10.22cm" svg:y="8.648cm" svg:viewBox="0 0 7206 4615" draw:points="0,4615 0,0 7206,0 7206,4615">
            <text:p/>
          </draw:polygon>
          <draw:polyline draw:style-name="gr6" draw:text-style-name="P1" draw:layer="layout" svg:width="7.204cm" svg:height="3.691cm" svg:x="10.221cm" svg:y="8.895cm" svg:viewBox="0 0 7205 3692" draw:points="0,3692 7205,0 7205,0">
            <text:p/>
          </draw:polyline>
          <draw:polygon draw:style-name="gr7" draw:text-style-name="P1" draw:layer="layout" svg:width="0.257cm" svg:height="0.257cm" svg:x="5.679cm" svg:y="16.06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5.679cm" svg:y="16.06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45cm" svg:y="16.3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45cm" svg:y="16.3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93cm" svg:y="13.80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93cm" svg:y="13.80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5.262cm" svg:y="16.21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5.262cm" svg:y="16.21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096cm" svg:y="15.91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096cm" svg:y="15.91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7.347cm" svg:y="15.4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7.347cm" svg:y="15.4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11cm" svg:y="16.65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11cm" svg:y="16.65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177cm" svg:y="16.94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177cm" svg:y="16.94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6.513cm" svg:y="15.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6.513cm" svg:y="15.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28cm" svg:y="16.50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28cm" svg:y="16.50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594cm" svg:y="16.8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594cm" svg:y="16.8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3.306cm" svg:y1="18.27cm" svg:x2="9.144cm" svg:y2="18.27cm">
            <text:p/>
          </draw:line>
          <draw:line draw:style-name="gr4" draw:text-style-name="P1" draw:layer="layout" svg:x1="3.306cm" svg:y1="18.27cm" svg:x2="3.306cm" svg:y2="18.413cm">
            <text:p/>
          </draw:line>
          <draw:line draw:style-name="gr4" draw:text-style-name="P1" draw:layer="layout" svg:x1="4.14cm" svg:y1="18.27cm" svg:x2="4.14cm" svg:y2="18.413cm">
            <text:p/>
          </draw:line>
          <draw:line draw:style-name="gr4" draw:text-style-name="P1" draw:layer="layout" svg:x1="4.974cm" svg:y1="18.27cm" svg:x2="4.974cm" svg:y2="18.413cm">
            <text:p/>
          </draw:line>
          <draw:line draw:style-name="gr4" draw:text-style-name="P1" draw:layer="layout" svg:x1="5.808cm" svg:y1="18.27cm" svg:x2="5.808cm" svg:y2="18.413cm">
            <text:p/>
          </draw:line>
          <draw:line draw:style-name="gr4" draw:text-style-name="P1" draw:layer="layout" svg:x1="6.642cm" svg:y1="18.27cm" svg:x2="6.642cm" svg:y2="18.413cm">
            <text:p/>
          </draw:line>
          <draw:line draw:style-name="gr4" draw:text-style-name="P1" draw:layer="layout" svg:x1="7.476cm" svg:y1="18.27cm" svg:x2="7.476cm" svg:y2="18.413cm">
            <text:p/>
          </draw:line>
          <draw:line draw:style-name="gr4" draw:text-style-name="P1" draw:layer="layout" svg:x1="8.31cm" svg:y1="18.27cm" svg:x2="8.31cm" svg:y2="18.413cm">
            <text:p/>
          </draw:line>
          <draw:line draw:style-name="gr4" draw:text-style-name="P1" draw:layer="layout" svg:x1="9.144cm" svg:y1="18.27cm" svg:x2="9.144cm" svg:y2="18.413cm">
            <text:p/>
          </draw:line>
          <draw:line draw:style-name="gr4" draw:text-style-name="P1" draw:layer="layout" svg:x1="2.622cm" svg:y1="17.672cm" svg:x2="2.622cm" svg:y2="14.254cm">
            <text:p/>
          </draw:line>
          <draw:line draw:style-name="gr4" draw:text-style-name="P1" draw:layer="layout" svg:x1="2.622cm" svg:y1="17.672cm" svg:x2="2.479cm" svg:y2="17.672cm">
            <text:p/>
          </draw:line>
          <draw:line draw:style-name="gr4" draw:text-style-name="P1" draw:layer="layout" svg:x1="2.622cm" svg:y1="16.817cm" svg:x2="2.479cm" svg:y2="16.817cm">
            <text:p/>
          </draw:line>
          <draw:line draw:style-name="gr4" draw:text-style-name="P1" draw:layer="layout" svg:x1="2.622cm" svg:y1="15.963cm" svg:x2="2.479cm" svg:y2="15.963cm">
            <text:p/>
          </draw:line>
          <draw:line draw:style-name="gr4" draw:text-style-name="P1" draw:layer="layout" svg:x1="2.622cm" svg:y1="15.108cm" svg:x2="2.479cm" svg:y2="15.108cm">
            <text:p/>
          </draw:line>
          <draw:line draw:style-name="gr4" draw:text-style-name="P1" draw:layer="layout" svg:x1="2.622cm" svg:y1="14.254cm" svg:x2="2.479cm" svg:y2="14.254cm">
            <text:p/>
          </draw:line>
          <draw:polygon draw:style-name="gr5" draw:text-style-name="P1" draw:layer="layout" svg:width="7.205cm" svg:height="4.614cm" svg:x="2.622cm" svg:y="13.655cm" svg:viewBox="0 0 7206 4615" draw:points="0,4615 0,0 7206,0 7206,4615">
            <text:p/>
          </draw:polygon>
          <draw:line draw:style-name="gr6" draw:text-style-name="P1" draw:layer="layout" svg:x1="2.622cm" svg:y1="17.594cm" svg:x2="9.828cm" svg:y2="13.904cm">
            <text:p/>
          </draw:line>
          <draw:polygon draw:style-name="gr7" draw:text-style-name="P1" draw:layer="layout" svg:width="0.257cm" svg:height="0.258cm" svg:x="12.443cm" svg:y="16.44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12.443cm" svg:y="16.44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6.79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6.79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5.95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5.95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5.4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5.4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5.63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5.63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6.24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6.24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7.00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7.00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7.03cm" svg:y="13.9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7.03cm" svg:y="13.9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6.8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6.8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5.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5.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43cm" svg:y="16.30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43cm" svg:y="16.30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10.904cm" svg:y1="18.27cm" svg:x2="16.742cm" svg:y2="18.27cm">
            <text:p/>
          </draw:line>
          <draw:line draw:style-name="gr4" draw:text-style-name="P1" draw:layer="layout" svg:x1="10.904cm" svg:y1="18.27cm" svg:x2="10.904cm" svg:y2="18.413cm">
            <text:p/>
          </draw:line>
          <draw:line draw:style-name="gr4" draw:text-style-name="P1" draw:layer="layout" svg:x1="11.738cm" svg:y1="18.27cm" svg:x2="11.738cm" svg:y2="18.413cm">
            <text:p/>
          </draw:line>
          <draw:line draw:style-name="gr4" draw:text-style-name="P1" draw:layer="layout" svg:x1="12.572cm" svg:y1="18.27cm" svg:x2="12.572cm" svg:y2="18.413cm">
            <text:p/>
          </draw:line>
          <draw:line draw:style-name="gr4" draw:text-style-name="P1" draw:layer="layout" svg:x1="13.406cm" svg:y1="18.27cm" svg:x2="13.406cm" svg:y2="18.413cm">
            <text:p/>
          </draw:line>
          <draw:line draw:style-name="gr4" draw:text-style-name="P1" draw:layer="layout" svg:x1="14.24cm" svg:y1="18.27cm" svg:x2="14.24cm" svg:y2="18.413cm">
            <text:p/>
          </draw:line>
          <draw:line draw:style-name="gr4" draw:text-style-name="P1" draw:layer="layout" svg:x1="15.074cm" svg:y1="18.27cm" svg:x2="15.074cm" svg:y2="18.413cm">
            <text:p/>
          </draw:line>
          <draw:line draw:style-name="gr4" draw:text-style-name="P1" draw:layer="layout" svg:x1="15.908cm" svg:y1="18.27cm" svg:x2="15.908cm" svg:y2="18.413cm">
            <text:p/>
          </draw:line>
          <draw:line draw:style-name="gr4" draw:text-style-name="P1" draw:layer="layout" svg:x1="16.742cm" svg:y1="18.27cm" svg:x2="16.742cm" svg:y2="18.413cm">
            <text:p/>
          </draw:line>
          <draw:polygon draw:style-name="gr5" draw:text-style-name="P1" draw:layer="layout" svg:width="7.205cm" svg:height="4.614cm" svg:x="10.22cm" svg:y="13.655cm" svg:viewBox="0 0 7206 4615" draw:points="0,4615 0,0 7206,0 7206,4615">
            <text:p/>
          </draw:polygon>
          <draw:polyline draw:style-name="gr6" draw:text-style-name="P1" draw:layer="layout" svg:width="7.204cm" svg:height="3.69cm" svg:x="10.221cm" svg:y="13.903cm" svg:viewBox="0 0 7205 3691" draw:points="0,3691 7205,0 7205,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onsieur </meta:initial-creator>
    <meta:creation-date>2014-05-19T20:36:09.22</meta:creation-date>
    <dc:date>2014-05-19T21:11:11.32</dc:date>
    <dc:creator>Monsieur </dc:creator>
    <meta:editing-duration>PT35M2S</meta:editing-duration>
    <meta:editing-cycles>2</meta:editing-cycles>
    <meta:generator>OpenOffice/4.1.0$Win32 OpenOffice.org_project/410m18$Build-9764</meta:generator>
    <meta:document-statistic meta:object-count="127"/>
  </office:meta>
</office:document-meta>
</file>